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97701" officeooo:paragraph-rsid="00097701"/>
    </style:style>
    <style:style style:name="P2" style:family="paragraph" style:parent-style-name="Preformatted_20_Text">
      <style:text-properties officeooo:rsid="00097701" officeooo:paragraph-rsid="000aa948"/>
    </style:style>
    <style:style style:name="P3" style:family="paragraph" style:parent-style-name="Standard">
      <style:text-properties officeooo:rsid="00097701" officeooo:paragraph-rsid="00097701"/>
    </style:style>
    <style:style style:name="T1" style:family="text">
      <style:text-properties officeooo:rsid="000aa948"/>
    </style:style>
    <style:style style:name="T2" style:family="text">
      <style:text-properties officeooo:rsid="001abc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How to execte <text:span text:style-name="Source_20_Text">.tar.gz </text:span>file</text:p>
      <text:p text:style-name="P3"/>
      <text:p text:style-name="P1"><text:span text:style-name="Source_20_Text">tar xzf Filename.tar.gz</text:span></text:p>
      <text:p text:style-name="P1"><text:span text:style-name="Source_20_Text"/></text:p>
      <text:p text:style-name="P2"><text:span text:style-name="Source_20_Text"><text:span text:style-name="T1">This will give me a .sh fi</text:span></text:span><text:span text:style-name="Source_20_Text"><text:span text:style-name="T2">le</text:span></text:span><text:span text:style-name="Source_20_Text"><text:span text:style-name="T1"> which will be executed with bash filename.sh file</text:span>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1:04:18.900057554</meta:creation-date>
    <meta:generator>LibreOffice/6.4.7.2$Linux_X86_64 LibreOffice_project/40$Build-2</meta:generator>
    <dc:date>2022-06-14T20:58:27.306696461</dc:date>
    <meta:editing-duration>PT1M33S</meta:editing-duration>
    <meta:editing-cycles>3</meta:editing-cycles>
    <meta:document-statistic meta:table-count="0" meta:image-count="0" meta:object-count="0" meta:page-count="1" meta:paragraph-count="3" meta:word-count="23" meta:character-count="127" meta:non-whitespace-character-count="107"/>
  </office:meta>
</office:document-meta>
</file>